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">
            <text:p>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50.5">
            <text:p>50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todo</text:p>
          </table:table-cell>
          <table:table-cell office:value-type="string">
            <text:p>language: which voice/how fas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todo</text:p>
          </table:table-cell>
          <table:table-cell office:value-type="string">
            <text:p>skipping needs more testi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31">
            <text:p>31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string">
            <text:p>todo</text:p>
          </table:table-cell>
          <table:table-cell office:value-type="string">
            <text:p>let user be able to pick a sentence to read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date" office:date-value="2014-07-28">
            <text:p>28.07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1">
            <text:p>4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2">
            <text:p>2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0">
            <text:p>1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11.5">
            <text:p>111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31.07.2014</text:date>, <text:time>13:1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5M11S</meta:editing-duration>
    <meta:editing-cycles>74</meta:editing-cycles>
    <meta:generator>OpenOffice/4.1.0$Win32 OpenOffice.org_project/410m18$Build-9764</meta:generator>
    <dc:date>2014-07-31T13:16:18.56</dc:date>
    <dc:creator>F S</dc:creator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